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a46" officeooo:paragraph-rsid="000baa46"/>
    </style:style>
    <style:style style:name="P2" style:family="paragraph" style:parent-style-name="Standard">
      <style:text-properties officeooo:rsid="000c6287" officeooo:paragraph-rsid="000c6287"/>
    </style:style>
    <style:style style:name="P3" style:family="paragraph" style:parent-style-name="Standard">
      <style:text-properties officeooo:rsid="000c6287" officeooo:paragraph-rsid="000c6287"/>
    </style:style>
    <style:style style:name="P4" style:family="paragraph" style:parent-style-name="Standard">
      <style:text-properties officeooo:rsid="000e43ca" officeooo:paragraph-rsid="000e4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anglesVerticeBuffer = gl.createBuffer();</text:p>
      <text:p text:style-name="P1">añadimos la información de los vértices al buffer</text:p>
      <text:p text:style-name="P1"/>
      <text:p text:style-name="P1">gl.bindBuffer, gl.bufferData</text:p>
      <text:p text:style-name="P1">crea los vínculos entre el buffer y el webgl</text:p>
      <text:p text:style-name="P1"/>
      <text:p text:style-name="P1">gl.drawArrays(gl.TRIANGLES, 0, 6);</text:p>
      <text:p text:style-name="P1">es lo que dibuja. El 6 del final es el número de vértices</text:p>
      <text:p text:style-name="P1"/>
      <text:p text:style-name="P1">después del vertex shader pasamos el fragment que es quien lo dibuja. El fragment colorea</text:p>
      <text:p text:style-name="P1"/>
      <text:p text:style-name="P1">setupWebGL(); leemos e inicializamos los shaders</text:p>
      <text:p text:style-name="P1">initShaders();</text:p>
      <text:p text:style-name="P1">setupBuffers(); cargamos los datos</text:p>
      <text:p text:style-name="P1"/>
      <text:p text:style-name="P2">vertexPositionAttribute = gl.getAttribLocation(glProgram, "aVertexPosition");</text:p>
      <text:p text:style-name="P2">correspondencia entre los valores de los vertices que le vamos pasando y el aVertexPosition</text:p>
      <text:p text:style-name="P2">aVertexPosition-→ no tiene valores, se lo damos luego</text:p>
      <text:p text:style-name="P2">la ultima posicion del del vector de 4 posiciones es el tamaño del pixel</text:p>
      <text:p text:style-name="P2"/>
      <text:p text:style-name="P2">primero los datos tienen que estar en el buffer y luego invocamos la funcion 6 veces → <text:s/>gl.drawArrays(gl.TRIANGLES, 0, 6);</text:p>
      <text:p text:style-name="P2"/>
      <text:p text:style-name="P2">gl.TRIANGLES→ pintamos una primitiva que es un triángulo</text:p>
      <text:p text:style-name="P2"/>
      <text:p text:style-name="P4">las variables que empiezan por a → aVertexPosition, a_Position… sabemos que son variables de tipo atributo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1:49:50.431011255</meta:creation-date>
    <dc:date>2018-02-06T12:51:48.103247001</dc:date>
    <meta:editing-duration>PT33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48" meta:character-count="1017" meta:non-whitespace-character-count="885"/>
  </office:meta>
</office:document-meta>
</file>